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bin" svg:font-family="Cabin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7c13" officeooo:paragraph-rsid="00197c13"/>
    </style:style>
    <style:style style:name="P2" style:family="paragraph" style:parent-style-name="Standard">
      <style:paragraph-properties fo:text-align="center" style:justify-single-word="false"/>
      <style:text-properties officeooo:rsid="00197c13" officeooo:paragraph-rsid="00197c13"/>
    </style:style>
    <style:style style:name="P3" style:family="paragraph" style:parent-style-name="Standard">
      <style:text-properties officeooo:paragraph-rsid="00197c13"/>
    </style:style>
    <style:style style:name="P4" style:family="paragraph" style:parent-style-name="Standard">
      <style:text-properties officeooo:rsid="001bf9b3" officeooo:paragraph-rsid="001bf9b3"/>
    </style:style>
    <style:style style:name="P5" style:family="paragraph" style:parent-style-name="Standard">
      <style:text-properties officeooo:paragraph-rsid="001bf9b3"/>
    </style:style>
    <style:style style:name="T1" style:family="text">
      <style:text-properties officeooo:rsid="00197c13"/>
    </style:style>
    <style:style style:name="T2" style:family="text">
      <style:text-properties officeooo:rsid="001bf9b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bin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bin" fo:font-size="11pt" fo:font-style="normal" style:text-underline-style="none" fo:font-weight="normal" officeooo:rsid="001bf9b3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nal Model Features</text:p>
      <text:p text:style-name="P1"/>
      <text:p text:style-name="P3"><text:span text:style-name="T1">Use the following on preprocessed data to predict which items a user will reorder on their next order:</text:span></text:p>
      <text:p text:style-name="P3"/>
      <text:p text:style-name="P1">Target Encoder with default hyperparameters to encode categorical features: user_id, product_name, aisle_name, dept_name</text:p>
      <text:p text:style-name="P1"/>
      <text:p text:style-name="P3"><text:span text:style-name="T1">MinMaxScaler to normalize ordinal, numeric features</text:span></text:p>
      <text:p text:style-name="P3"/>
      <text:p text:style-name="P1">Random Forest Classifier with the following hyperparameters:</text:p>
      <text:p text:style-name="P1"/>
      <text:p text:style-name="P1">n_estimators = 200</text:p>
      <text:p text:style-name="P1">criterion = 'entropy'</text:p>
      <text:p text:style-name="P1">max_depth = 16</text:p>
      <text:p text:style-name="P1">min_samples_split = 2</text:p>
      <text:p text:style-name="P1">min_samples_leaf = 5 </text:p>
      <text:p text:style-name="P1">min_weight_fraction_leaf = 0.4</text:p>
      <text:p text:style-name="P3"><text:span text:style-name="T1">class_weight = 'balanced_subsample'</text:span></text:p>
      <text:p text:style-name="P3"><text:span text:style-name="T1">ccp_alpha = 0.0</text:span></text:p>
      <text:p text:style-name="P3"><text:span text:style-name="T1">All other hyperparameters set to default</text:span></text:p>
      <text:p text:style-name="P1"/>
      <text:p text:style-name="P4">Performance metrics of this model when evaluated during model selection:</text:p>
      <text:p text:style-name="P5"><text:span text:style-name="T2">log loss: </text:span><text:bookmark text:name="docs-internal-guid-e2846bfa-7fff-f3b7-e460-0cbcbd62bdcc"/><text:span text:style-name="T3">2.55</text:span></text:p>
      <text:p text:style-name="P5"><text:span text:style-name="T4">roc_auc: </text:span><text:span text:style-name="T3">0.59</text:span></text:p>
      <text:p text:style-name="P5"><text:span text:style-name="T4">f</text:span><text:span text:style-name="T3">1: 0.4</text:span><text:span text:style-name="T4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bin" svg:font-family="Cabin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23T19:48:03.218078168</meta:creation-date>
    <dc:date>2022-11-23T19:55:10.317713162</dc:date>
    <meta:editing-duration>PT7M8S</meta:editing-duration>
    <meta:editing-cycles>2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18" meta:word-count="94" meta:character-count="675" meta:non-whitespace-character-count="598"/>
  </office:meta>
</office:document-meta>
</file>